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34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438.04pt" fo:break-before="auto" style:use-optimal-row-height="true"/>
    </style:style>
    <style:style style:name="ro4" style:family="table-row">
      <style:table-row-properties style:row-height="359.69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last name</text:p>
          </table:table-cell>
          <table:table-cell office:value-type="string" calcext:value-type="string">
            <text:p>first name</text:p>
          </table:table-cell>
          <table:table-cell table:style-name="Default" office:value-type="string" calcext:value-type="string">
            <text:p>emai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rbara.fleming@asu.ed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rinnehorton@asu.ed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ndy@hawaii.ed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cr@wsu.edu, xinmin.liu@wsu.edu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table:number-columns-repeated="2"/>
          <table:table-cell office:value-type="string" calcext:value-type="string">
            <text:p>zhen.cao@mso.umt.ed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d@pdx.edu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jeanywu@uoregon.edu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3">
          <table:table-cell table:number-columns-repeated="2"/>
          <table:table-cell office:value-type="string" calcext:value-type="string">
            <text:p>ealang@berkeley.edu, jones@berkeley.edu, rashmore@berkeley.edu, wbaoster@berkeley.edu, mark.cs@berkeley.edu, afjones@berkeley.edu, lhlam@berkeley.edu, lanchih@berkeley.edu, rsharf@berkeley.edu, pvarsano@berkeley.edu, volpp@berkeley.edu, weisicai@berkeley.edu, chanchileung@berkeley.edu, d_donnelly@berkeley.edu, xylin@berkeley.edu, liuli@berkeley.edu, cxie1@berkeley.edu, zhanglihua@berkeley.edu, zhengmi@berkeley.edu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table:number-columns-repeated="2"/>
          <table:table-cell office:value-type="string" calcext:value-type="string">
            <text:p>lnawong@ucdavis.edu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ksaltzli@eastasian.ucsb.edu, dsteavu@eastasian.ucsb.edu, bellachen@eastasian.ucsb.edu, guan@eastasian.ucsb.edu, hsu@eastasian.ucsb.edu, xiaorongli@eastasian.ucsb.edu, mazanec@eastasian.ucsb.edu, dsteavu@eastasian.ucsb.edu, kctu@eastasian.ucsb.edu, hangping@ucsb.edu, yangm@religion.ucsb.edu, sharonyu@eastasian.ucsb.edu, zheng@history.ucsb.edu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asian@uci.edu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yihsienl@usc.edu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LLChair@union.ed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mailto:erlozada@davidson.edu" xlink:type="simple">erlozada@davidson.edu</text:a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henghong.liao@emory.edu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hinese.studies@umich.edu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aorong@mail.ubc.caa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elsa.chang@austin.utexas.edu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ingting@ucsc.edu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/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mailto:asianlanguages@stanford.edu" xlink:type="simple">asianlanguages@stanford.edu</text:a>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eenkin@unl.edu, syao4@unl.edu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huiqiang-zheng@uiowa.edu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hristian.beer@ku.edu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6">
          <table:table-cell table:number-columns-repeated="2"/>
          <table:table-cell office:value-type="string" calcext:value-type="string">
            <text:p>yangj@uchicago.edu, dbrennan@uchicago.edu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jiang.wei@uky.edu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oger.Pieroni@mtsu.edu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mfll@utk.edu, yhao6@utk.edu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zhang3@memphis.edu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marksby@tulane.edu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table:number-columns-repeated="2"/>
          <table:table-cell office:value-type="string" calcext:value-type="string">
            <text:p>sheri.shepherd@pomona.edu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frangieh@cmc.edu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zzhang@sdsu.edu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jinghuiliu@fullerton.edu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jjthomps@calpoly.edu, ffsanche@calpoly.edu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hchiu7@calstatela.edu</text:p>
          </table:table-cell>
        </table:table-row>
        <table:table-row table:style-name="ro1" table:number-rows-repeated="4">
          <table:table-cell table:number-columns-repeated="2"/>
          <table:table-cell table:style-name="ce2"/>
        </table:table-row>
        <table:table-row table:style-name="ro1">
          <table:table-cell table:number-columns-repeated="2"/>
          <table:table-cell office:value-type="string" calcext:value-type="string">
            <text:p>mll@sfsu.edu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world-languages@sjsu.edu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xxu@csustan.edu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ya_lingwu@yahoo.com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shannon.latson@pepperdine.edu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xliu@soka.edu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yang@SanDiego.edu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robertscamps@pacific.edu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acooper@csudh.edu 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table:number-columns-repeated="2"/>
          <table:table-cell office:value-type="string" calcext:value-type="string">
            <text:p>mcl@usfca.edu</text:p>
          </table:table-cell>
        </table:table-row>
        <table:table-row table:style-name="ro1">
          <table:table-cell table:number-columns-repeated="2"/>
          <table:table-cell table:style-name="ce2"/>
        </table:table-row>
        <table:table-row table:style-name="ro2">
          <table:table-cell table:number-columns-repeated="2"/>
          <table:table-cell office:value-type="string" calcext:value-type="string">
            <text:p>jin.liu@chaffey.edu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nielsen@palomar.edu</text:p>
          </table:table-cell>
        </table:table-row>
      </table:table>
      <table:named-expressions/>
      <table:database-ranges>
        <table:database-range table:name="__Anonymous_Sheet_DB__0" table:target-range-address="Sheet1.A1:Sheet1.C5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4:12:17.064677902</meta:creation-date>
    <dc:date>2019-10-30T14:15:02.407658942</dc:date>
    <meta:editing-duration>PT2M46S</meta:editing-duration>
    <meta:editing-cycles>2</meta:editing-cycles>
    <meta:generator>LibreOffice/6.0.7.3$Linux_X86_64 LibreOffice_project/00m0$Build-3</meta:generator>
    <meta:document-statistic meta:table-count="1" meta:cell-count="51" meta:object-count="0"/>
  </office:meta>
</office:document-meta>
</file>